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<text:a xlink:href="https://www.geeksforgeeks.org/find-four-numbers-with-sum-equal-to-given-sum/" xlink:type="simple">https://www.geeksforgeeks.org/find-four-numbers-with-sum-equal-to-given-sum/</text:a>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https://www.geeksforgeeks.org/weighted-job-scheduling-log-n-time/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00:41:30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1-12-30T03:29:33.425000000</dc:date>
    <meta:generator>LibreOffice/7.1.6.2$Windows_X86_64 LibreOffice_project/0e133318fcee89abacd6a7d077e292f1145735c3</meta:generator>
    <meta:editing-duration>P1DT47M27S</meta:editing-duration>
    <meta:editing-cycles>28</meta:editing-cycles>
    <meta:document-statistic meta:table-count="1" meta:cell-count="1350" meta:object-count="0"/>
    <meta:user-defined meta:name="AppVersion">16.0300</meta:user-defined>
  </office:meta>
</office:document-meta>
</file>